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Poppins" svg:font-family="Poppin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4">
      <style:paragraph-properties fo:text-align="start" style:justify-single-word="false"/>
    </style:style>
    <style:style style:name="P2" style:family="paragraph" style:parent-style-name="Standard">
      <style:paragraph-properties fo:text-align="center" style:justify-single-word="false"/>
      <style:text-properties style:font-name="Calibri"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Standard" style:list-style-name="L4">
      <style:paragraph-properties fo:text-align="start" style:justify-single-word="false"/>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alibri" fo:font-size="12pt" style:font-size-asian="12pt" style:font-size-complex="12pt"/>
    </style:style>
    <style:style style:name="P8" style:family="paragraph" style:parent-style-name="Standard" style:list-style-name="L2">
      <style:paragraph-properties fo:text-align="start" style:justify-single-word="false"/>
      <style:text-properties style:font-name="Calibri" fo:font-size="12pt" style:font-size-asian="12pt" style:font-size-complex="12pt"/>
    </style:style>
    <style:style style:name="P9" style:family="paragraph" style:parent-style-name="Standard" style:list-style-name="L4">
      <style:paragraph-properties fo:text-align="start" style:justify-single-word="false"/>
      <style:text-properties style:font-name="Calibri" fo:font-size="12pt" style:font-size-asian="12pt" style:font-size-complex="12pt"/>
    </style:style>
    <style:style style:name="P10" style:family="paragraph" style:parent-style-name="Standard" style:list-style-name="L4">
      <style:paragraph-properties fo:text-align="start" style:justify-single-word="false">
        <style:tab-stops>
          <style:tab-stop style:position="2.526cm"/>
        </style:tab-stops>
      </style:paragraph-properties>
      <style:text-properties style:font-name="Calibri" fo:font-size="12pt" style:font-size-asian="12pt" style:font-size-complex="12pt"/>
    </style:style>
    <style:style style:name="P11" style:family="paragraph" style:parent-style-name="Standard" style:list-style-name="L4">
      <style:paragraph-properties fo:text-align="start" style:justify-single-word="false"/>
      <style:text-properties style:font-name="Calibri" fo:font-size="12pt" style:text-underline-style="solid" style:text-underline-width="auto" style:text-underline-color="font-color"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303030" style:font-name="Poppins" fo:font-size="12pt" fo:letter-spacing="normal" fo:font-style="normal" style:text-underline-style="none" fo:font-weight="bold" style:font-size-asian="14pt" style:font-style-asian="normal" style:font-size-complex="14pt" style:font-style-complex="normal"/>
    </style:style>
    <style:style style:name="T7" style:family="text">
      <style:text-properties fo:font-variant="normal" fo:text-transform="none" fo:color="#303030" fo:font-size="12pt" fo:letter-spacing="normal" fo:font-style="normal" style:text-underline-style="none" fo:font-weight="bold" style:font-size-asian="14pt" style:font-style-asian="normal" style:font-size-complex="14pt" style:font-style-complex="normal"/>
    </style:style>
    <style:style style:name="T8" style:family="text">
      <style:text-properties fo:font-variant="normal" fo:text-transform="none" fo:color="#303030" style:font-name="Calibri" fo:font-size="12pt" fo:letter-spacing="normal" fo:font-style="normal" style:text-underline-style="none" fo:font-weight="bold" style:font-size-asian="14pt" style:font-style-asian="normal" style:font-size-complex="14pt" style:font-style-complex="normal"/>
    </style:style>
    <style:style style:name="T9" style:family="text">
      <style:text-properties fo:font-variant="normal" fo:text-transform="none" fo:color="#303030" style:font-name="Calibri" fo:font-size="12pt" fo:letter-spacing="normal" fo:font-style="normal" style:text-underline-style="none" fo:font-weight="bold" style:font-size-asian="12pt" style:font-style-asian="normal" style:font-size-complex="12pt" style:font-style-complex="normal"/>
    </style:style>
    <style:style style:name="T10" style:family="text">
      <style:text-properties fo:font-variant="normal" fo:text-transform="none" fo:color="#30303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variant="normal" fo:text-transform="none" fo:color="#303030" style:font-name="Calibri" fo:font-size="12pt" fo:letter-spacing="normal" fo:font-style="normal" style:text-underline-style="none" style:font-size-asian="12pt" style:font-style-asian="normal" style:font-size-complex="12pt" style:font-style-complex="normal"/>
    </style:style>
    <style:style style:name="T12" style:family="text">
      <style:text-properties fo:font-variant="normal" fo:text-transform="none" fo:color="#30303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303030" style:font-name="Calibri" fo:letter-spacing="normal" fo:font-style="normal" style:text-underline-style="none" fo:font-weight="bold" style:font-style-asian="normal" style:font-style-complex="normal"/>
    </style:style>
    <style:style style:name="T14" style:family="text">
      <style:text-properties fo:font-variant="normal" fo:text-transform="none" fo:color="#303030" style:font-name="Calibri" fo:font-size="20pt" fo:letter-spacing="normal" fo:font-style="normal" style:text-underline-style="none" fo:font-weight="bold" style:font-size-asian="20pt" style:font-style-asian="normal" style:font-size-complex="20pt" style:font-style-complex="normal"/>
    </style:style>
    <style:style style:name="T15" style:family="text">
      <style:text-properties fo:font-variant="normal" fo:text-transform="none" fo:color="#303030" style:font-name="Calibri" fo:font-size="14pt" fo:letter-spacing="normal" fo:font-style="normal" style:text-underline-style="none" fo:font-weight="bold" style:font-size-asian="14pt" style:font-style-asian="normal" style:font-size-complex="14pt"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font-name="Calibri" fo:font-style="normal" style:text-underline-style="none" fo:font-weight="normal" style:font-style-asian="normal" style:font-weight-asian="normal" style:font-style-complex="normal" style:font-weight-complex="normal"/>
    </style:style>
    <style:style style:name="T21" style:family="text">
      <style:text-properties style:font-name="Calibri" fo:font-size="20pt"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font-name="Calibri" fo:font-size="12pt" fo:font-style="normal" style:text-underline-style="none" style:font-size-asian="12pt" style:font-style-asian="normal" style:font-size-complex="12pt" style:font-style-complex="normal"/>
    </style:style>
    <style:style style:name="T24" style:family="text">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études Covid-19</text:p>
      <text:p text:style-name="P4"/>
      <text:p text:style-name="P4"/>
      <text:p text:style-name="P3">Contexte :</text:p>
      <text:p text:style-name="P3"/>
      <text:list xml:id="list8220235865151461718" text:style-name="L2">
        <text:list-item>
          <text:list>
            <text:list-item>
              <text:p text:style-name="P8"><text:span text:style-name="T16">23 février 2020, définition du projet, face à la multiplication des cas de covid-19 (78 811 cas confirmés dont 77 042 en Chine) et à l'arrivé du virus sur le continent Européen (76 nouveaux cas confirmés en Italie), ils nous a semblé intéressant d'analyser son évolution et les éventuelles retombées.</text:span></text:p>
            </text:list-item>
          </text:list>
        </text:list-item>
      </text:list>
      <text:p text:style-name="P5"><text:span text:style-name="T1"/></text:p>
      <text:p text:style-name="P5"><text:span text:style-name="T1"/></text:p>
      <text:p text:style-name="P5"><text:span text:style-name="T1"/></text:p>
      <text:p text:style-name="P3">Moyens mis en œuvre :</text:p>
      <text:p text:style-name="P5"><text:span text:style-name="T1"/></text:p>
      <text:list xml:id="list1612542867853279782" text:style-name="L4">
        <text:list-item>
          <text:p text:style-name="P6"><text:span text:style-name="T5">Collecte des données :</text:span></text:p>
          <text:list>
            <text:list-header>
              <text:p text:style-name="P9"><text:span text:style-name="T17"/></text:p>
            </text:list-header>
            <text:list-item>
              <text:p text:style-name="P9"><text:span text:style-name="T17">Technologies :</text:span></text:p>
              <text:p text:style-name="P9"><text:span text:style-name="T16">Nous avons décider pour la collecte des données d'utiliser le langage Python. Il nous permet, de par sa puissance et ses nombreuses librairies, de collecté facilement et rapidement les données disponible sur le web.</text:span></text:p>
              <text:p text:style-name="P9"><text:span text:style-name="T16"/></text:p>
              <text:list>
                <text:list-item>
                  <text:p text:style-name="P11"><text:span text:style-name="T18">GetCoronaData_2</text:span><text:span text:style-name="T16">.py</text:span><text:span text:style-name="T18"> :</text:span></text:p>
                  <text:p text:style-name="P1"><text:span text:style-name="T22">API (</text:span><text:span text:style-name="Strong_20_Emphasis"><text:span text:style-name="T12">Application Programming Interface)</text:span></text:span><text:span text:style-name="T22"> permettant de récupérer les données sur le web et le les charger dans notre DataLake.</text:span></text:p>
                  <text:p text:style-name="P9"><text:span text:style-name="T16"/></text:p>
                </text:list-item>
                <text:list-item>
                  <text:p text:style-name="P9"><text:span text:style-name="T17">GetCsvFile</text:span><text:span text:style-name="T16">.py</text:span><text:span text:style-name="T17"> :</text:span><text:span text:style-name="T16"> </text:span></text:p>
                  <text:p text:style-name="P9"><text:span text:style-name="T16">Applications permettant de télécharger des fichiers, qui ne sont pas directement disponible par le web, dans notre DataLake. Dans le cas d'un fichier plat (.csv, .txt, …), le fichier sera transformé au format json.</text:span></text:p>
                  <text:p text:style-name="P9"><text:span text:style-name="T16"/></text:p>
                </text:list-item>
                <text:list-item>
                  <text:p text:style-name="P11"><text:span text:style-name="T18">GetJsonFile</text:span><text:span text:style-name="T16">.py</text:span><text:span text:style-name="T18"> :</text:span></text:p>
                  <text:p text:style-name="P9"><text:span text:style-name="T16">Petit frère de GetCsvFile, pour les fichier au format Json.</text:span></text:p>
                  <text:p text:style-name="P9"><text:span text:style-name="T16"/></text:p>
                </text:list-item>
                <text:list-item>
                  <text:p text:style-name="P9"><text:span text:style-name="T16">Scraper.py :</text:span></text:p>
                  <text:p text:style-name="P9"><text:span text:style-name="T16">Scraper « éthique » qui récupère les 5 premières pages résultats de recherche selon un mot clé défini dans l'application.</text:span></text:p>
                  <text:p text:style-name="P9"><text:span text:style-name="T16">Il récupère la date, le lien, le titre ainsi que la description courte et stocke le tout dans notre DataLake</text:span></text:p>
                  <text:p text:style-name="P9"><text:span text:style-name="T16"/></text:p>
                </text:list-item>
              </text:list>
            </text:list-item>
          </text:list>
          <text:p text:style-name="P10"><text:span text:style-name="T16">Les API de collecte de fichiers alimentent le DataLake en insert et en update.</text:span></text:p>
        </text:list-item>
      </text:list>
      <text:p text:style-name="P7"><text:span text:style-name="T16"/></text:p>
      <text:p text:style-name="P7"><text:span text:style-name="T16"/></text:p>
      <text:p text:style-name="P7"><text:span text:style-name="T16"/></text:p>
      <text:p text:style-name="P7"><text:span text:style-name="T16"/></text:p>
      <text:list xml:id="list31217238" text:continue-numbering="true" text:style-name="L4">
        <text:list-item>
          <text:list>
            <text:list-item>
              <text:p text:style-name="P11"><text:span text:style-name="T18">Les données :</text:span></text:p>
              <text:p text:style-name="P9"><text:span text:style-name="T16">Nous avons réduits la collecte de données au source qui nous semblaient le plus pertinente, en vue d'optimiser l'espace de stockage.</text:span></text:p>
              <text:p text:style-name="P9"><text:span text:style-name="T16"/></text:p>
              <text:list>
                <text:list-item>
                  <text:p text:style-name="P9"><text:soft-page-break/><text:span text:style-name="T16">Web API :</text:span></text:p>
                  <text:p text:style-name="P9"><text:span text:style-name="T16">Face à la multitude des web API disponible, nous avons sélectionné covid19api, car elle nous permet de récupérer quotidiennement les nouvelles informations sur l'ensemble des pays.</text:span></text:p>
                  <text:p text:style-name="P9"><text:span text:style-name="T16"/></text:p>
                </text:list-item>
                <text:list-item>
                  <text:p text:style-name="P9"><text:span text:style-name="T16">Les fichiers :</text:span></text:p>
                  <text:p text:style-name="P1"><text:span text:style-name="T22">Nous avons choisi de récupérer les fichiers sur </text:span><text:a xlink:type="simple" xlink:href="http://www.gouv.fr/" text:style-name="Internet_20_link" text:visited-style-name="Visited_20_Internet_20_Link">www.gouv.fr</text:a><text:span text:style-name="T22">, pour la diversités et la qualités des jeux de données.</text:span></text:p>
                  <text:p text:style-name="P9"><text:span text:style-name="T16"/></text:p>
                </text:list-item>
                <text:list-item>
                  <text:p text:style-name="P9"><text:span text:style-name="T16">Données Scrapées :</text:span></text:p>
                  <text:p text:style-name="P9"><text:span text:style-name="T16">Google étant un des moteurs de recherche les plus populaires, il nous a parut évident de l'utiliser comme support pour notre scraper.</text:span></text:p>
                  <text:p text:style-name="P9"><text:span text:style-name="T16"/></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Poppins" svg:font-family="Poppin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nt ALTIMARI</meta:initial-creator>
    <meta:creation-date>2020-06-12T09:52:19.07</meta:creation-date>
    <meta:document-statistic meta:table-count="0" meta:image-count="0" meta:object-count="0" meta:page-count="2" meta:paragraph-count="25" meta:word-count="338" meta:character-count="2008"/>
    <dc:date>2020-06-12T11:01:04.66</dc:date>
    <dc:creator>Vincent ALTIMARI</dc:creator>
    <meta:editing-duration>PT6M14S</meta:editing-duration>
    <meta:editing-cycles>1</meta:editing-cycles>
    <meta:generator>OpenOffice/4.1.7$Win32 OpenOffice.org_project/417m1$Build-9800</meta:generator>
  </office:meta>
</office:document-meta>
</file>